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e98d"/>
    </style:style>
    <style:style style:name="P2" style:family="paragraph" style:parent-style-name="Text_20_body">
      <style:text-properties officeooo:paragraph-rsid="00266f19"/>
    </style:style>
    <style:style style:name="T1" style:family="text">
      <style:text-properties fo:font-variant="normal" fo:text-transform="none" fo:color="#125792" loext:opacity="100%" style:font-name="helvetica" fo:font-size="8.39999961853027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2"><text:span text:style-name="T1">addition operator overloading</text:span><text:span text:style-name="T2"> </text:span></text:p>
      <text:p text:style-name="P2"><text:span text:style-name="T2"><text:line-break/>#include&lt;iostream&gt;<text:line-break/>using namespace std;<text:line-break/><text:line-break/>class Complex {</text:span></text:p>
      <text:p text:style-name="P2"><text:span text:style-name="T2"><text:line-break/>private:<text:line-break/><text:tab/>int real, imag;<text:line-break/>public:<text:line-break/><text:tab/>Complex(int r = 0, int i = 0) {real = r; imag = i;</text:span></text:p>
      <text:p text:style-name="P2"><text:span text:style-name="T2">}<text:line-break/><text:tab/><text:line-break/><text:tab/>// This is automatically called when '+' is used with<text:line-break/><text:tab/>// between two Complex objects<text:line-break/><text:tab/>Complex operator + (Complex const &amp;obj)</text:span></text:p>
      <text:p text:style-name="P2"><text:span text:style-name="T2"><text:s/>{<text:line-break/><text:tab/><text:tab/>Complex res;<text:line-break/><text:tab/><text:tab/>res.real = real + obj.real;<text:line-break/><text:tab/><text:tab/>res.imag = imag + obj.imag;<text:line-break/><text:tab/><text:tab/>return res;<text:line-break/><text:tab/>}</text:span></text:p>
      <text:p text:style-name="P2"><text:span text:style-name="T2"><text:line-break/><text:tab/>void print() { cout &lt;&lt; real &lt;&lt; " + i" &lt;&lt; imag &lt;&lt; '\n';</text:span></text:p>
      <text:p text:style-name="P2"><text:span text:style-name="T2"><text:s/>}</text:span></text:p>
      <text:p text:style-name="P2"><text:span text:style-name="T2"><text:line-break/>};</text:span></text:p>
      <text:p text:style-name="P2"><text:span text:style-name="T2"><text:line-break/>int main()<text:line-break/>{</text:span></text:p>
      <text:p text:style-name="P2"><text:span text:style-name="T2"><text:line-break/><text:tab/>Complex c1(12, 6), c2(8, 9);<text:line-break/><text:tab/>Complex c3 = c1 + c2;<text:line-break/><text:tab/>c3.print();</text:span></text:p>
      <text:p text:style-name="P2"><text:span text:style-name="T2"><text:line-break/>}<text:line-break/><text:line-break/><text:line-break/> <text:s/><text:tab/>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22:26.246000000</dc:date>
    <meta:editing-duration>PT1H46M16S</meta:editing-duration>
    <meta:editing-cycles>27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1" meta:word-count="99" meta:character-count="548" meta:non-whitespace-character-count="421"/>
  </office:meta>
</office:document-meta>
</file>